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251.2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6.5pt"/>
    </style:style>
    <style:style style:name="co17" style:family="table-column">
      <style:table-column-properties fo:break-before="auto" style:column-width="183.0pt"/>
    </style:style>
    <style:style style:name="co18" style:family="table-column">
      <style:table-column-properties fo:break-before="auto" style:column-width="321.75pt"/>
    </style:style>
    <style:style style:name="co19" style:family="table-column">
      <style:table-column-properties fo:break-before="auto" style:column-width="149.25pt"/>
    </style:style>
    <style:style style:name="co20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71pt"/>
    </style:style>
    <style:style style:name="ro7" style:family="table-row">
      <style:table-row-properties fo:break-before="auto" style:row-height="57pt"/>
    </style:style>
    <style:style style:name="ro8" style:family="table-row">
      <style:table-row-properties fo:break-before="auto" style:row-height="43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5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number-columns-repeated="5"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Listesi</text:p>
          </table:table-cell>
          <table:table-cell table:number-columns-repeated="3" table:style-name="ce28"/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number-columns-repeated="5"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lar</text:p>
          </table:table-cell>
          <table:table-cell table:number-columns-repeated="3" table:style-name="ce28"/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number-columns-repeated="5"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Yok</text:p>
          </table:table-cell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number-columns-repeated="5"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Başına En Az Kitap</text:p>
          </table:table-cell>
          <table:table-cell table:number-columns-repeated="3" table:style-name="ce28"/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 office:value-type="string">
            <text:p>Koleksiyon Seçin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/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Boekenlijst hoofdscherm rouleren</text:p>
          </table:table-cell>
          <table:table-cell table:number-columns-repeated="3"/>
          <table:table-cell table:style-name="ce23" office:value-type="string">
            <text:p>Замкнутый список книг гл.меню</text:p>
          </table:table-cell>
          <table:table-cell table:style-name="ce32" office:value-type="string">
            <text:p>Ana Menü Kitap Listesinde Dolaş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2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8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 table:number-columns-repeated="1005"/>
        </table:table-row>
        <table:table-row table:style-name="ro7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 table:number-columns-repeated="1005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 table:number-columns-repeated="1005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 table:number-columns-repeated="1005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number-columns-repeated="1004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number-columns-repeated="1004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number-columns-repeated="1004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7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r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 root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r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Afficher la taille &amp; le type de fichier dans le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7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недельник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оскресенье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Yaklaşan Olayla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/>
          <table:table-cell table:number-columns-repeated="1003"/>
        </table:table-row>
        <table:table-row table:style-name="ro8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float" office:value="123.0">
            <text:p>123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Buchstaben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number-columns-repeated="5"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number-columns-repeated="5"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 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4"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6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number-columns-repeated="2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EVENTS_OVERLAY</text:p>
          </table:table-cell>
          <table:table-cell table:style-name="ce23" office:value-type="string">
            <text:p>Display Events Overlay</text:p>
          </table:table-cell>
          <table:table-cell table:style-name="ce23"/>
          <table:table-cell table:style-name="ce23" office:value-type="string">
            <text:p>Mit Ereignissen überlager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number-columns-repeated="2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personalizado en Standby</text:p>
          </table:table-cell>
          <table:table-cell table:number-columns-repeated="2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Özel Bekleme Metnini Görüntüle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number-columns-repeated="2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Kapanırken Simgeyi Görüntü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personalizado en Apagado</text:p>
          </table:table-cell>
          <table:table-cell table:number-columns-repeated="2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Özel Kapanış Metnini GÖrüntüle</text:p>
          </table:table-cell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ar imagen</text:p>
          </table:table-cell>
          <table:table-cell table:number-columns-repeated="2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number-columns-repeated="2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number-columns-repeated="2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number-columns-repeated="2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 Image</text:p>
          </table:table-cell>
          <table:table-cell table:style-name="ce23"/>
          <table:table-cell table:style-name="ce23" office:value-type="string">
            <text:p>Standby/Shutdown Bild</text:p>
          </table:table-cell>
          <table:table-cell/>
          <table:table-cell table:style-name="ce21" office:value-type="string">
            <text:p>Imagen Standby / Apagado </text:p>
          </table:table-cell>
          <table:table-cell table:number-columns-repeated="2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Bekleme/Kapanış Görüntüsü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number-columns-repeated="2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number-columns-repeated="2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number-columns-repeated="2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number-columns-repeated="2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number-columns-repeated="2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number-columns-repeated="2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Menu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plazamiento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todos los deplazamientos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'clic'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p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plazando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number-columns-repeated="5"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 table:number-rows-repeated="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 table:number-columns-repeated="2"/>
          <table:table-cell table:number-columns-repeated="13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1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